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1b957a" officeooo:paragraph-rsid="001b957a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cd221" officeooo:paragraph-rsid="001cd221" fo:background-color="#1e1e1e" style:font-size-asian="28pt" style:font-size-complex="28pt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26pt" fo:font-weight="normal" officeooo:paragraph-rsid="001b957a" fo:background-color="#1e1e1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1b957a" officeooo:paragraph-rsid="001b957a"/>
    </style:style>
    <style:style style:name="P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text-properties fo:font-size="26pt" officeooo:rsid="001b957a" officeooo:paragraph-rsid="001b957a" style:font-size-asian="26pt" style:font-size-complex="26pt"/>
    </style:style>
    <style:style style:name="P9" style:family="paragraph" style:parent-style-name="Standard">
      <style:text-properties fo:font-size="28pt" officeooo:rsid="001cd221" officeooo:paragraph-rsid="001cd221" style:font-size-asian="28pt" style:font-size-complex="28pt"/>
    </style:style>
    <style:style style:name="P10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c586c0"/>
    </style:style>
    <style:style style:name="T2" style:family="text">
      <style:text-properties fo:color="#c586c0" officeooo:rsid="001b957a" style:font-size-asian="26pt" style:font-size-complex="26pt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569cd6"/>
    </style:style>
    <style:style style:name="T6" style:family="text">
      <style:text-properties fo:color="#dcdcaa"/>
    </style:style>
    <style:style style:name="T7" style:family="text">
      <style:text-properties fo:color="#4ec9b0"/>
    </style:style>
    <style:style style:name="T8" style:family="text">
      <style:text-properties fo:color="#808080"/>
    </style:style>
    <style:style style:name="T9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part 1</text:span></text:p>
      <text:p text:style-name="P1"><text:span text:style-name="T1">import</text:span> <text:span text:style-name="T3">React</text:span>, { <text:span text:style-name="T3">Component</text:span> } <text:span text:style-name="T1">from</text:span> <text:span text:style-name="T4">'react'</text:span>;</text:p>
      <text:p text:style-name="P1"><text:span text:style-name="T1">import</text:span> <text:span text:style-name="T4">'./App.css'</text:span>;</text:p>
      <text:p text:style-name="P5"/>
      <text:p text:style-name="P1"><text:span text:style-name="T5">const</text:span> <text:span text:style-name="T3">headers</text:span> ={</text:p>
      <text:p text:style-name="P1"><text:span text:style-name="T3">headers:</text:span>{</text:p>
      <text:p text:style-name="P1"><text:span text:style-name="T4">'Authorization'</text:span><text:span text:style-name="T3">:</text:span> <text:span text:style-name="T4">`Basic </text:span><text:span text:style-name="T5">${</text:span><text:span text:style-name="T6">btoa</text:span>(<text:span text:style-name="T4">'evanpersie3@gmail.com:skolastikA97'</text:span>)<text:span text:style-name="T5">}</text:span><text:span text:style-name="T4">`</text:span></text:p>
      <text:p text:style-name="P1">}</text:p>
      <text:p text:style-name="P1">} </text:p>
      <text:p text:style-name="P1"><text:span text:style-name="T5">class</text:span> <text:span text:style-name="T7">App</text:span> <text:span text:style-name="T5">extends</text:span> <text:span text:style-name="T7">Component</text:span> {</text:p>
      <text:p text:style-name="P1"><text:span text:style-name="T5">constructor</text:span>(<text:span text:style-name="T3">props</text:span>){</text:p>
      <text:p text:style-name="P1"><text:span text:style-name="T5">super</text:span>(<text:span text:style-name="T3">props</text:span>)</text:p>
      <text:p text:style-name="P1"><text:span text:style-name="T5">this</text:span>.<text:span text:style-name="T3">state</text:span>={</text:p>
      <text:p text:style-name="P1"><text:span text:style-name="T3">results:</text:span>[]</text:p>
      <text:p text:style-name="P1">}</text:p>
      <text:p text:style-name="P1">}</text:p>
      <text:p text:style-name="P5"/>
      <text:p text:style-name="P1"><text:span text:style-name="T6">componentWillMount</text:span>(){</text:p>
      <text:p text:style-name="P1"><text:span text:style-name="T6">fetch</text:span>(<text:span text:style-name="T4">`http://197.136.81.99:8082/test/api/25/indicators.json?filter=displayName:ilike:negative`</text:span>, <text:span text:style-name="T3">headers</text:span>)</text:p>
      <text:p text:style-name="P1"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results:data</text:span>.<text:span text:style-name="T3">indicator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results</text:span>)</text:p>
      <text:p text:style-name="P1">})</text:p>
      <text:p text:style-name="P1">}</text:p>
      <text:p text:style-name="P1"><text:span text:style-name="T6">render</text:span>() {</text:p>
      <text:p text:style-name="P1"><text:span text:style-name="T5">const</text:span> <text:span text:style-name="T3">postItems</text:span> = <text:span text:style-name="T5">this</text:span>.<text:span text:style-name="T3">state</text:span>.<text:span text:style-name="T3">results</text:span>.<text:span text:style-name="T6">map</text:span>( <text:span text:style-name="T3">post</text:span> <text:span text:style-name="T5">=&gt;</text:span> (</text:p>
      <text:p text:style-name="P1"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</text:p>
      <text:p text:style-name="P1">)</text:p>
      <text:p text:style-name="P1"><text:span text:style-name="T1">return</text:span> (</text:p>
      <text:p text:style-name="P1"><text:span text:style-name="T8">&lt;</text:span><text:span text:style-name="T5">div</text:span> <text:span text:style-name="T3">className</text:span>=<text:span text:style-name="T4">"App"</text:span><text:span text:style-name="T8">&gt;</text:span></text:p>
      <text:p text:style-name="P1"><text:span text:style-name="T5">{</text:span><text:span text:style-name="T3">postItems</text:span><text:span text:style-name="T5">}</text:span></text:p>
      <text:p text:style-name="P1"><text:span text:style-name="T8">&lt;/</text:span><text:span text:style-name="T5">div</text:span><text:span text:style-name="T8">&gt;</text:span></text:p>
      <text:p text:style-name="P1">);</text:p>
      <text:p text:style-name="P1">}</text:p>
      <text:p text:style-name="P1">}</text:p>
      <text:p text:style-name="P5"/>
      <text:p text:style-name="P1"><text:span text:style-name="T1">export</text:span> <text:span text:style-name="T1">default</text:span> <text:span text:style-name="T3">App</text:span>;</text:p>
      <text:p text:style-name="P1"/>
      <text:p text:style-name="P8"><text:soft-page-break/>part 2</text:p>
      <text:p text:style-name="P6"/>
      <text:p text:style-name="P6"/>
      <text:p text:style-name="P6"/>
      <text:p text:style-name="P2"><text:span text:style-name="T1">import</text:span> <text:span text:style-name="T3">React</text:span>, { <text:span text:style-name="T3">Component</text:span> } <text:span text:style-name="T1">from</text:span> <text:span text:style-name="T4">'react'</text:span>;</text:p>
      <text:p text:style-name="P1"><text:span text:style-name="T1">import</text:span> <text:span text:style-name="T4">'./App.css'</text:span>;</text:p>
      <text:p text:style-name="P5"/>
      <text:p text:style-name="P1"><text:span text:style-name="T5">const</text:span> <text:span text:style-name="T3">headers</text:span> ={</text:p>
      <text:p text:style-name="P1"><text:span text:style-name="T3">headers:</text:span>{</text:p>
      <text:p text:style-name="P1"><text:span text:style-name="T4">'Authorization'</text:span><text:span text:style-name="T3">:</text:span> <text:span text:style-name="T4">`Basic </text:span><text:span text:style-name="T5">${</text:span><text:span text:style-name="T6">btoa</text:span>(<text:span text:style-name="T4">'evanpersie3@gmail.com:skolastikA97'</text:span>)<text:span text:style-name="T5">}</text:span><text:span text:style-name="T4">`</text:span></text:p>
      <text:p text:style-name="P1">}</text:p>
      <text:p text:style-name="P1">} </text:p>
      <text:p text:style-name="P10"><text:line-break/></text:p>
      <text:p text:style-name="P1"><text:span text:style-name="T5">class</text:span> <text:span text:style-name="T7">App</text:span> <text:span text:style-name="T5">extends</text:span> <text:span text:style-name="T7">Component</text:span> {</text:p>
      <text:p text:style-name="P1"><text:span text:style-name="T5">constructor</text:span>(<text:span text:style-name="T3">props</text:span>){</text:p>
      <text:p text:style-name="P1"><text:span text:style-name="T5">super</text:span>(<text:span text:style-name="T3">props</text:span>)</text:p>
      <text:p text:style-name="P1"><text:span text:style-name="T5">this</text:span>.<text:span text:style-name="T3">state</text:span>={</text:p>
      <text:p text:style-name="P1"><text:span text:style-name="T3">filterText:</text:span>[],</text:p>
      <text:p text:style-name="P1"><text:span text:style-name="T3">ind_results:</text:span>[],</text:p>
      <text:p text:style-name="P1"><text:span text:style-name="T3">ds_results:</text:span> [],</text:p>
      <text:p text:style-name="P1"><text:span text:style-name="T3">dataElements_results:</text:span>[],</text:p>
      <text:p text:style-name="P1"><text:span text:style-name="T3">programs_results:</text:span>[]</text:p>
      <text:p text:style-name="P1">}</text:p>
      <text:p text:style-name="P1">}</text:p>
      <text:p text:style-name="P5"/>
      <text:p text:style-name="P1"><text:span text:style-name="T6">setInput</text:span> = (<text:span text:style-name="T3">e</text:span>) <text:span text:style-name="T5">=&gt;</text:span> {</text:p>
      <text:p text:style-name="P1"><text:span text:style-name="T5">this</text:span>.<text:span text:style-name="T6">setState</text:span>({</text:p>
      <text:p text:style-name="P1"><text:span text:style-name="T3">filterText:</text:span> <text:span text:style-name="T3">e</text:span>.<text:span text:style-name="T3">target</text:span>.<text:span text:style-name="T3">value</text:span></text:p>
      <text:p text:style-name="P1">});</text:p>
      <text:p text:style-name="P1"><text:span text:style-name="T7">console</text:span>.<text:span text:style-name="T6">log</text:span>(<text:span text:style-name="T5">this</text:span>.<text:span text:style-name="T3">state</text:span>.<text:span text:style-name="T3">filterText</text:span>)</text:p>
      <text:p text:style-name="P1">}</text:p>
      <text:p text:style-name="P5"/>
      <text:p text:style-name="P1"><text:span text:style-name="T6">componentWillMount</text:span>(){</text:p>
      <text:p text:style-name="P1"><text:span text:style-name="T6">fetch</text:span>(<text:span text:style-name="T4">`http://197.136.81.99:8082/test/api/25/indicators.json?filter=displayName:ilike:ne`</text:span>, <text:span text:style-name="T3">headers</text:span>)</text:p>
      <text:p text:style-name="P1"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ind_results:data</text:span>.<text:span text:style-name="T3">indicator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ind_results</text:span>)</text:p>
      <text:p text:style-name="P1">})</text:p>
      <text:p text:style-name="P5"/>
      <text:p text:style-name="P1"><text:span text:style-name="T6">fetch</text:span>(<text:span text:style-name="T4">`http://197.136.81.99:8082/test/api/25/dataSets.json?filter=displayName:ilike:ne`</text:span>, <text:span text:style-name="T3">headers</text:span>)</text:p>
      <text:p text:style-name="P1"><text:soft-page-break/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ds_results:data</text:span>.<text:span text:style-name="T3">dataSet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ds_results</text:span>)</text:p>
      <text:p text:style-name="P1">})</text:p>
      <text:p text:style-name="P5"/>
      <text:p text:style-name="P1"><text:span text:style-name="T6">fetch</text:span>(<text:span text:style-name="T4">`http://197.136.81.99:8082/test/api/25/dataElements.json?filter=displayName:ilike:negative`</text:span>, <text:span text:style-name="T3">headers</text:span>)</text:p>
      <text:p text:style-name="P1"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dataElements_results:data</text:span>.<text:span text:style-name="T3">dataElement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dataElements_results</text:span>)</text:p>
      <text:p text:style-name="P1">})</text:p>
      <text:p text:style-name="P5"/>
      <text:p text:style-name="P1"><text:span text:style-name="T6">fetch</text:span>(<text:span text:style-name="T4">`http://197.136.81.99:8082/test/api/25/programs.json?filter=displayName:ilike:n`</text:span>, <text:span text:style-name="T3">headers</text:span>)</text:p>
      <text:p text:style-name="P1"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programs_results:data</text:span>.<text:span text:style-name="T3">program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programs_results</text:span>)</text:p>
      <text:p text:style-name="P1">})</text:p>
      <text:p text:style-name="P5"/>
      <text:p text:style-name="P7">//----------------------------------------------------------------------------------</text:p>
      <text:p text:style-name="P5"/>
      <text:p text:style-name="P10"><text:line-break/></text:p>
      <text:p text:style-name="P1">}</text:p>
      <text:p text:style-name="P1"><text:span text:style-name="T6">render</text:span>() {</text:p>
      <text:p text:style-name="P1"><text:span text:style-name="T5">const</text:span> <text:span text:style-name="T3">indicator_Items</text:span> = <text:span text:style-name="T5">this</text:span>.<text:span text:style-name="T3">state</text:span>.<text:span text:style-name="T3">ind_results</text:span>.<text:span text:style-name="T6">map</text:span>( <text:span text:style-name="T3">post</text:span> <text:span text:style-name="T5">=&gt;</text:span> (</text:p>
      <text:p text:style-name="P1"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5"/>
      <text:p text:style-name="P1"><text:span text:style-name="T5">const</text:span> <text:span text:style-name="T3">dataSets_Items</text:span> = <text:span text:style-name="T5">this</text:span>.<text:span text:style-name="T3">state</text:span>.<text:span text:style-name="T3">ds_results</text:span>.<text:span text:style-name="T6">map</text:span>( <text:span text:style-name="T3">post</text:span> <text:span text:style-name="T5">=&gt;</text:span> (</text:p>
      <text:p text:style-name="P1"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1"><text:span text:style-name="T5">const</text:span> <text:span text:style-name="T3">dataElements_Items</text:span> = <text:span text:style-name="T5">this</text:span>.<text:span text:style-name="T3">state</text:span>.<text:span text:style-name="T3">dataElements_results</text:span>.<text:span text:style-name="T6">map</text:span>( <text:span text:style-name="T3">post</text:span> <text:span text:style-name="T5">=&gt;</text:span> (</text:p>
      <text:p text:style-name="P1"><text:soft-page-break/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5"/>
      <text:p text:style-name="P1"><text:span text:style-name="T5">const</text:span> <text:span text:style-name="T3">programs_Items</text:span> = <text:span text:style-name="T5">this</text:span>.<text:span text:style-name="T3">state</text:span>.<text:span text:style-name="T3">programs_results</text:span>.<text:span text:style-name="T6">map</text:span>( <text:span text:style-name="T3">post</text:span> <text:span text:style-name="T5">=&gt;</text:span> (</text:p>
      <text:p text:style-name="P1"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11"/>
      <text:p text:style-name="P1"><text:span text:style-name="T1">return</text:span> (</text:p>
      <text:p text:style-name="P1"><text:span text:style-name="T8">&lt;</text:span><text:span text:style-name="T5">div</text:span> <text:span text:style-name="T3">className</text:span>=<text:span text:style-name="T4">"App"</text:span><text:span text:style-name="T8">&gt;</text:span></text:p>
      <text:p text:style-name="P5"/>
      <text:p text:style-name="P1"><text:span text:style-name="T8">&lt;</text:span><text:span text:style-name="T5">input</text:span> <text:span text:style-name="T3">type</text:span>=<text:span text:style-name="T4">"text"</text:span> <text:span text:style-name="T3">onChange</text:span>=<text:span text:style-name="T5">{</text:span> <text:span text:style-name="T5">this</text:span>.<text:span text:style-name="T3">setInput</text:span> <text:span text:style-name="T5">}</text:span> <text:span text:style-name="T3">value</text:span>=<text:span text:style-name="T5">{</text:span> <text:span text:style-name="T5">this</text:span>.<text:span text:style-name="T3">state</text:span>.<text:span text:style-name="T3">filterText</text:span> <text:span text:style-name="T5">}</text:span> <text:span text:style-name="T8">/&gt;</text:span> </text:p>
      <text:p text:style-name="P1"><text:span text:style-name="T5">{</text:span><text:span text:style-name="T3">indicator_Items</text:span><text:span text:style-name="T5">}</text:span></text:p>
      <text:p text:style-name="P1"><text:span text:style-name="T5">{</text:span><text:span text:style-name="T3">dataSets_Items</text:span><text:span text:style-name="T5">}</text:span></text:p>
      <text:p text:style-name="P1"><text:span text:style-name="T5">{</text:span><text:span text:style-name="T3">dataElements_Items</text:span><text:span text:style-name="T5">}</text:span></text:p>
      <text:p text:style-name="P1"><text:span text:style-name="T5">{</text:span><text:span text:style-name="T3">programs_Items</text:span><text:span text:style-name="T5">}</text:span></text:p>
      <text:p text:style-name="P1"><text:span text:style-name="T8">&lt;/</text:span><text:span text:style-name="T5">div</text:span><text:span text:style-name="T8">&gt;</text:span></text:p>
      <text:p text:style-name="P1">);</text:p>
      <text:p text:style-name="P1">}</text:p>
      <text:p text:style-name="P1">}</text:p>
      <text:p text:style-name="P5"/>
      <text:p text:style-name="P1"><text:span text:style-name="T1">export</text:span> <text:span text:style-name="T1">default</text:span> <text:span text:style-name="T3">App</text:span>;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part 3 – searches from the filter text state</text:p>
      <text:p text:style-name="P9"/>
      <text:p text:style-name="P3"><text:span text:style-name="T1">import</text:span> <text:span text:style-name="T3">React</text:span>, { <text:span text:style-name="T3">Component</text:span> } <text:span text:style-name="T1">from</text:span> <text:span text:style-name="T4">'react'</text:span>;</text:p>
      <text:p text:style-name="P1"><text:span text:style-name="T1">import</text:span> <text:span text:style-name="T4">'./App.css'</text:span>;</text:p>
      <text:p text:style-name="P5"/>
      <text:p text:style-name="P1"><text:span text:style-name="T5">const</text:span> <text:span text:style-name="T3">headers</text:span> ={</text:p>
      <text:p text:style-name="P1"><text:span text:style-name="T3">headers:</text:span>{</text:p>
      <text:p text:style-name="P1"><text:span text:style-name="T4">'Authorization'</text:span><text:span text:style-name="T3">:</text:span> <text:span text:style-name="T4">`Basic </text:span><text:span text:style-name="T5">${</text:span><text:span text:style-name="T6">btoa</text:span>(<text:span text:style-name="T4">'evanpersie3@gmail.com:skolastikA97'</text:span>)<text:span text:style-name="T5">}</text:span><text:span text:style-name="T4">`</text:span></text:p>
      <text:p text:style-name="P1">}</text:p>
      <text:p text:style-name="P1">} </text:p>
      <text:p text:style-name="P10"><text:line-break/></text:p>
      <text:p text:style-name="P1"><text:span text:style-name="T5">class</text:span> <text:span text:style-name="T7">App</text:span> <text:span text:style-name="T5">extends</text:span> <text:span text:style-name="T7">Component</text:span> {</text:p>
      <text:p text:style-name="P1"><text:span text:style-name="T5">constructor</text:span>(<text:span text:style-name="T3">props</text:span>){</text:p>
      <text:p text:style-name="P1"><text:span text:style-name="T5">super</text:span>(<text:span text:style-name="T3">props</text:span>)</text:p>
      <text:p text:style-name="P1"><text:span text:style-name="T5">this</text:span>.<text:span text:style-name="T3">state</text:span>={</text:p>
      <text:p text:style-name="P1"><text:span text:style-name="T3">filterText:</text:span>[<text:span text:style-name="T4">'le'</text:span>],</text:p>
      <text:p text:style-name="P1"><text:span text:style-name="T3">ind_results:</text:span>[],</text:p>
      <text:p text:style-name="P1"><text:span text:style-name="T3">ds_results:</text:span> [],</text:p>
      <text:p text:style-name="P1"><text:span text:style-name="T3">dataElements_results:</text:span>[],</text:p>
      <text:p text:style-name="P1"><text:span text:style-name="T3">programs_results:</text:span>[]</text:p>
      <text:p text:style-name="P1">}</text:p>
      <text:p text:style-name="P1">}</text:p>
      <text:p text:style-name="P5"/>
      <text:p text:style-name="P1"><text:span text:style-name="T6">setInput</text:span> = (<text:span text:style-name="T3">e</text:span>) <text:span text:style-name="T5">=&gt;</text:span> {</text:p>
      <text:p text:style-name="P1"><text:span text:style-name="T5">this</text:span>.<text:span text:style-name="T6">setState</text:span>({</text:p>
      <text:p text:style-name="P1"><text:span text:style-name="T3">filterText:</text:span> <text:span text:style-name="T3">e</text:span>.<text:span text:style-name="T3">target</text:span>.<text:span text:style-name="T3">value</text:span></text:p>
      <text:p text:style-name="P1">});</text:p>
      <text:p text:style-name="P1"><text:span text:style-name="T7">console</text:span>.<text:span text:style-name="T6">log</text:span>(<text:span text:style-name="T5">this</text:span>.<text:span text:style-name="T3">state</text:span>.<text:span text:style-name="T3">filterText</text:span>)</text:p>
      <text:p text:style-name="P1">}</text:p>
      <text:p text:style-name="P5"/>
      <text:p text:style-name="P1"><text:span text:style-name="T6">componentWillMount</text:span>(){</text:p>
      <text:p text:style-name="P1"><text:span text:style-name="T6">fetch</text:span>(<text:span text:style-name="T4">`http://197.136.81.99:8082/test/api/25/indicators.json?filter=displayName:ilike:</text:span><text:span text:style-name="T5">${this</text:span>.<text:span text:style-name="T3">state</text:span>.<text:span text:style-name="T3">filterText</text:span><text:span text:style-name="T5">}</text:span><text:span text:style-name="T4">`</text:span>, <text:span text:style-name="T3">headers</text:span>)</text:p>
      <text:p text:style-name="P1"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ind_results:data</text:span>.<text:span text:style-name="T3">indicator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ind_results</text:span>)</text:p>
      <text:p text:style-name="P1">})</text:p>
      <text:p text:style-name="P5"/>
      <text:p text:style-name="P1"><text:span text:style-name="T6">fetch</text:span>(<text:span text:style-name="T4">`http://197.136.81.99:8082/test/api/25/dataSets.json?filter=displayName:ilike:</text:span><text:span text:style-name="T5">${this</text:span>.<text:span text:style-name="T3">state</text:span>.<text:span text:style-name="T3">filterText</text:span><text:span text:style-name="T5">}</text:span><text:span text:style-name="T4">`</text:span>, <text:span text:style-name="T3">headers</text:span>)</text:p>
      <text:p text:style-name="P1"><text:soft-page-break/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ds_results:data</text:span>.<text:span text:style-name="T3">dataSet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ds_results</text:span>)</text:p>
      <text:p text:style-name="P1">})</text:p>
      <text:p text:style-name="P5"/>
      <text:p text:style-name="P1"><text:span text:style-name="T6">fetch</text:span>(<text:span text:style-name="T4">`http://197.136.81.99:8082/test/api/25/dataElements.json?filter=displayName:ilike:</text:span><text:span text:style-name="T5">${this</text:span>.<text:span text:style-name="T3">state</text:span>.<text:span text:style-name="T3">filterText</text:span><text:span text:style-name="T5">}</text:span><text:span text:style-name="T4">`</text:span>, <text:span text:style-name="T3">headers</text:span>)</text:p>
      <text:p text:style-name="P1"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dataElements_results:data</text:span>.<text:span text:style-name="T3">dataElement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dataElements_results</text:span>)</text:p>
      <text:p text:style-name="P1">})</text:p>
      <text:p text:style-name="P5"/>
      <text:p text:style-name="P1"><text:span text:style-name="T6">fetch</text:span>(<text:span text:style-name="T4">`http://197.136.81.99:8082/test/api/25/programs.json?filter=displayName:ilike:</text:span><text:span text:style-name="T5">${this</text:span>.<text:span text:style-name="T3">state</text:span>.<text:span text:style-name="T3">filterText</text:span><text:span text:style-name="T5">}</text:span><text:span text:style-name="T4">`</text:span>, <text:span text:style-name="T3">headers</text:span>)</text:p>
      <text:p text:style-name="P1">.<text:span text:style-name="T6">then</text:span>(<text:span text:style-name="T3">response</text:span> <text:span text:style-name="T5">=&gt;</text:span> <text:span text:style-name="T3">response</text:span>.<text:span text:style-name="T6">json</text:span>())</text:p>
      <text:p text:style-name="P1">.<text:span text:style-name="T6">then</text:span>(<text:span text:style-name="T3">data</text:span> <text:span text:style-name="T5">=&gt;</text:span> {</text:p>
      <text:p text:style-name="P1"><text:span text:style-name="T5">this</text:span>.<text:span text:style-name="T6">setState</text:span>({</text:p>
      <text:p text:style-name="P1"><text:span text:style-name="T3">programs_results:data</text:span>.<text:span text:style-name="T3">programs</text:span></text:p>
      <text:p text:style-name="P1">})</text:p>
      <text:p text:style-name="P1"><text:span text:style-name="T7">console</text:span>.<text:span text:style-name="T6">log</text:span>(<text:span text:style-name="T5">this</text:span>.<text:span text:style-name="T3">state</text:span>.<text:span text:style-name="T3">programs_results</text:span>)</text:p>
      <text:p text:style-name="P1">})</text:p>
      <text:p text:style-name="P5"/>
      <text:p text:style-name="P7">//----------------------------------------------------------------------------------</text:p>
      <text:p text:style-name="P5"/>
      <text:p text:style-name="P10"><text:line-break/></text:p>
      <text:p text:style-name="P1">}</text:p>
      <text:p text:style-name="P1"><text:span text:style-name="T6">render</text:span>() {</text:p>
      <text:p text:style-name="P1"><text:span text:style-name="T5">const</text:span> <text:span text:style-name="T3">indicator_Items</text:span> = <text:span text:style-name="T5">this</text:span>.<text:span text:style-name="T3">state</text:span>.<text:span text:style-name="T3">ind_results</text:span>.<text:span text:style-name="T6">map</text:span>( <text:span text:style-name="T3">post</text:span> <text:span text:style-name="T5">=&gt;</text:span> (</text:p>
      <text:p text:style-name="P1"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5"/>
      <text:p text:style-name="P1"><text:span text:style-name="T5">const</text:span> <text:span text:style-name="T3">dataSets_Items</text:span> = <text:span text:style-name="T5">this</text:span>.<text:span text:style-name="T3">state</text:span>.<text:span text:style-name="T3">ds_results</text:span>.<text:span text:style-name="T6">map</text:span>( <text:span text:style-name="T3">post</text:span> <text:span text:style-name="T5">=&gt;</text:span> (</text:p>
      <text:p text:style-name="P1"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1"><text:span text:style-name="T5">const</text:span> <text:span text:style-name="T3">dataElements_Items</text:span> = <text:span text:style-name="T5">this</text:span>.<text:span text:style-name="T3">state</text:span>.<text:span text:style-name="T3">dataElements_results</text:span>.<text:span text:style-name="T6">map</text:span>( <text:span text:style-name="T3">post</text:span> <text:span text:style-name="T5">=&gt;</text:span> (</text:p>
      <text:p text:style-name="P1"><text:soft-page-break/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5"/>
      <text:p text:style-name="P1"><text:span text:style-name="T5">const</text:span> <text:span text:style-name="T3">programs_Items</text:span> = <text:span text:style-name="T5">this</text:span>.<text:span text:style-name="T3">state</text:span>.<text:span text:style-name="T3">programs_results</text:span>.<text:span text:style-name="T6">map</text:span>( <text:span text:style-name="T3">post</text:span> <text:span text:style-name="T5">=&gt;</text:span> (</text:p>
      <text:p text:style-name="P1"><text:span text:style-name="T8">&lt;</text:span><text:span text:style-name="T5">div</text:span> <text:span text:style-name="T3">key</text:span>=<text:span text:style-name="T5">{</text:span><text:span text:style-name="T3">post</text:span>.<text:span text:style-name="T3">id</text:span><text:span text:style-name="T5">}</text:span><text:span text:style-name="T8">&gt;</text:span></text:p>
      <text:p text:style-name="P1"><text:span text:style-name="T8">&lt;</text:span><text:span text:style-name="T5">h3</text:span><text:span text:style-name="T8">&gt;</text:span><text:span text:style-name="T5">{</text:span> <text:span text:style-name="T3">post</text:span>.<text:span text:style-name="T3">displayName</text:span> <text:span text:style-name="T5">}</text:span><text:span text:style-name="T8">&lt;/</text:span><text:span text:style-name="T5">h3</text:span><text:span text:style-name="T8">&gt;</text:span></text:p>
      <text:p text:style-name="P1"><text:span text:style-name="T8">&lt;/</text:span><text:span text:style-name="T5">div</text:span><text:span text:style-name="T8">&gt;</text:span></text:p>
      <text:p text:style-name="P1">))</text:p>
      <text:p text:style-name="P11"/>
      <text:p text:style-name="P1"><text:span text:style-name="T1">return</text:span> (</text:p>
      <text:p text:style-name="P1"><text:span text:style-name="T8">&lt;</text:span><text:span text:style-name="T5">div</text:span> <text:span text:style-name="T3">className</text:span>=<text:span text:style-name="T4">"App"</text:span><text:span text:style-name="T8">&gt;</text:span></text:p>
      <text:p text:style-name="P5"/>
      <text:p text:style-name="P1"><text:span text:style-name="T5">{</text:span><text:span text:style-name="T9">/* &lt;input type="text" onChange={ this.setInput } value={ this.state.filterText } /&gt; */</text:span><text:span text:style-name="T5">}</text:span></text:p>
      <text:p text:style-name="P1"><text:span text:style-name="T5">{</text:span><text:span text:style-name="T3">indicator_Items</text:span><text:span text:style-name="T5">}</text:span></text:p>
      <text:p text:style-name="P1"><text:span text:style-name="T5">{</text:span><text:span text:style-name="T3">dataSets_Items</text:span><text:span text:style-name="T5">}</text:span></text:p>
      <text:p text:style-name="P1"><text:span text:style-name="T5">{</text:span><text:span text:style-name="T3">dataElements_Items</text:span><text:span text:style-name="T5">}</text:span></text:p>
      <text:p text:style-name="P1"><text:span text:style-name="T5">{</text:span><text:span text:style-name="T3">programs_Items</text:span><text:span text:style-name="T5">}</text:span></text:p>
      <text:p text:style-name="P1"><text:span text:style-name="T8">&lt;/</text:span><text:span text:style-name="T5">div</text:span><text:span text:style-name="T8">&gt;</text:span></text:p>
      <text:p text:style-name="P1">);</text:p>
      <text:p text:style-name="P1">}</text:p>
      <text:p text:style-name="P1">}</text:p>
      <text:p text:style-name="P5"/>
      <text:p text:style-name="P1"><text:span text:style-name="T1">export</text:span> <text:span text:style-name="T1">default</text:span> <text:span text:style-name="T3">App</text:span>;</text:p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1:06:54.215672396</meta:creation-date>
    <dc:date>2018-09-20T22:00:58.146329370</dc:date>
    <meta:editing-duration>PT3M4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7" meta:paragraph-count="230" meta:word-count="451" meta:character-count="5163" meta:non-whitespace-character-count="4929"/>
  </office:meta>
</office:document-meta>
</file>